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091b" officeooo:paragraph-rsid="0016091b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officeooo:rsid="0016091b" officeooo:paragraph-rsid="0016091b"/>
    </style:style>
    <style:style style:name="P4" style:family="paragraph" style:parent-style-name="Text_20_body">
      <style:paragraph-properties fo:margin-left="0.0626in" fo:margin-right="0in" fo:text-indent="0in" style:auto-text-indent="false"/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para 4/27/18</text:p>
      <text:p text:style-name="P1"/>
      <text:p text:style-name="P3">1. Continuar incorporando la información al esquema estructural de la obra (la tabla de información)</text:p>
      <text:p text:style-name="Text_20_body"> </text:p>
      <text:p text:style-name="P2">2.  Comentar la sección que empieza la segunda parte “La Bella Durmiente” (171-3, línea 24). Para referencia, puede consultar las preguntas que aparecen en la página 157.</text:p>
      <text:p text:style-name="Text_20_body">•  <text:span text:style-name="T1">pensar en la relación entre esta sección y las que la preceden y la siguen</text:span></text:p>
      <text:p text:style-name="Text_20_body">•  <text:span text:style-name="T1">pensar en la relación entre esta sección y su título</text:span></text:p>
      <text:p text:style-name="Text_20_body"> </text:p>
      <text:p text:style-name="P2">3.  Resumir la información presentada en la reseña social y comentar la importancia de los temas presentados allí en cuanto a la clase social de los Beautiful People.</text:p>
      <text:p text:style-name="Text_20_body"> </text:p>
      <text:p text:style-name="P4">4.  Comentar la información presentada en los recortes de periódicos que la madre de María de los Ángeles prepara para su hija. Elaborar una caracterización de Elizabeth y de las expectativas que ella tiene para su hija como futura novia. ¡No se olvide de la dedicatoria! (176)</text:p>
      <text:p text:style-name="Text_20_body">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01:44.720253000</meta:creation-date>
    <dc:date>2018-04-20T14:02:07.499905000</dc:date>
    <meta:editing-duration>PT23S</meta:editing-duration>
    <meta:editing-cycles>1</meta:editing-cycles>
    <meta:document-statistic meta:table-count="0" meta:image-count="0" meta:object-count="0" meta:page-count="1" meta:paragraph-count="11" meta:word-count="147" meta:character-count="867" meta:non-whitespace-character-count="718"/>
    <meta:generator>LibreOffice/5.2.5.1$MacOSX_X86_64 LibreOffice_project/0312e1a284a7d50ca85a365c316c7abbf20a4d22</meta:generator>
  </office:meta>
</office:document-meta>
</file>